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 Sans" svg:font-family="'Open Sans'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22c"/>
    </style:style>
    <style:style style:name="P2" style:family="paragraph" style:parent-style-name="Standard">
      <style:text-properties officeooo:rsid="0018a22c" officeooo:paragraph-rsid="0018a22c"/>
    </style:style>
    <style:style style:name="P3" style:family="paragraph" style:parent-style-name="Standard">
      <style:paragraph-properties fo:line-height="150%"/>
      <style:text-properties officeooo:paragraph-rsid="0018a22c"/>
    </style:style>
    <style:style style:name="P4" style:family="paragraph" style:parent-style-name="Standard">
      <style:paragraph-properties fo:line-height="150%"/>
      <style:text-properties officeooo:rsid="00196a19" officeooo:paragraph-rsid="00196a19"/>
    </style:style>
    <style:style style:name="P5" style:family="paragraph" style:parent-style-name="Standard">
      <style:paragraph-properties fo:line-height="150%"/>
      <style:text-properties officeooo:rsid="001a8106" officeooo:paragraph-rsid="001a81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a22c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6a1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rquitetura</text:p>
      <text:p text:style-name="P2"/>
      <text:p text:style-name="P3"><text:span text:style-name="T3">Construir aplicações que dependem ou se integram com a plataforma Mainframe é um enorme desafio. Para citar alguns exemplos: Interoperabilidade entre mainframe(VSAM, DB2 , COBOL e etc) e baixa plataforma (Cloud, Linux, C</text:span><text:span text:style-name="T4">Sharp</text:span><text:span text:style-name="T3">), saída do paradigma batch para streaming e validações da conversão dos dados (EBCDIC para UTF-8).</text:span></text:p>
      <text:p text:style-name="P4"><text:span text:style-name="T2">Utilização de Microservices para obter alta disponibilidade e resiliência em sistemas de missão críticas.</text:span></text:p>
      <text:p text:style-name="P4"><text:span text:style-name="T2">Criar um estrutura onde teremos servidores de desenvolvimento, homologação e produção, com banco de dados, deploy automatizado.</text:span></text:p>
      <text:p text:style-name="P5"><text:span text:style-name="T2">Na parte de segurança, implantaria um ferramenta (VeraCode), onde todo código escrito passaria por lá para ser validado e colocado em produção.</text:span></text:p>
      <text:p text:style-name="P4"><text:span text:style-name="T2"/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 Sans" svg:font-family="'Open Sans'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20T14:41:25.677009933</meta:creation-date>
    <dc:date>2019-11-20T15:05:06.068047113</dc:date>
    <meta:editing-duration>PT3M10S</meta:editing-duration>
    <meta:editing-cycles>1</meta:editing-cycles>
    <meta:document-statistic meta:table-count="0" meta:image-count="0" meta:object-count="0" meta:page-count="1" meta:paragraph-count="5" meta:word-count="102" meta:character-count="710" meta:non-whitespace-character-count="613"/>
    <meta:generator>LibreOffice/6.3.0.4$MacOSX_X86_64 LibreOffice_project/057fc023c990d676a43019934386b85b21a9ee99</meta:generator>
  </office:meta>
</office:document-meta>
</file>